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Preformatted_20_Text">
      <style:paragraph-properties fo:margin-left="1cm" fo:margin-right="1cm" fo:text-indent="0cm" style:auto-text-indent="fals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text-position="super 5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X-TOOLBOX</text:p>
      <text:p text:style-name="P1">Flight Analysis Scripting Languag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text:s/>0 Introduction<text:tab/>2</text:p>
          <text:p text:style-name="P4"><text:s/>0.1 Language basics<text:tab/>2</text:p>
          <text:p text:style-name="P4"><text:s/>0.2 Notation Conventions<text:tab/>2</text:p>
          <text:p text:style-name="P3"><text:s/>1 SET instruction<text:tab/>4</text:p>
          <text:p text:style-name="P4"><text:s/>1.1 Definition<text:tab/>4</text:p>
          <text:p text:style-name="P4"><text:s/>1.2 Examples<text:tab/>5</text:p>
          <text:p text:style-name="P3"><text:s/>2 TASK class<text:tab/>6</text:p>
          <text:p text:style-name="P4"><text:s/>2.1 Constructor<text:tab/>6</text:p>
          <text:p text:style-name="P4"><text:s/>2.2 Examples<text:tab/>7</text:p>
          <text:p text:style-name="P3"><text:s/>3 AREA class<text:tab/>8</text:p>
          <text:p text:style-name="P4"><text:s/>3.1 Constructors<text:tab/>8</text:p>
          <text:p text:style-name="P4"><text:s/>3.2 Display modes<text:tab/>8</text:p>
          <text:p text:style-name="P4"><text:s/>3.3 Examples<text:tab/>8</text:p>
          <text:p text:style-name="P3"><text:s/>4 FILTER class<text:tab/>9</text:p>
          <text:p text:style-name="P4"><text:s/>4.1 Constructors<text:tab/>9</text:p>
          <text:p text:style-name="P4"><text:s/>4.2 Examples<text:tab/>10</text:p>
          <text:p text:style-name="P3"><text:s/>5 POINT class<text:tab/>11</text:p>
          <text:p text:style-name="P4"><text:s/>5.1 Static point (S) constructors<text:tab/>11</text:p>
          <text:p text:style-name="P4"><text:s/>5.2 Point from a list (L) constructors<text:tab/>11</text:p>
          <text:p text:style-name="P4"><text:s/>5.3 Logger mark (M) constructors<text:tab/>12</text:p>
          <text:p text:style-name="P4"><text:s/>5.4 Track point (T) constructors<text:tab/>12</text:p>
          <text:p text:style-name="P4"><text:s/>5.5 Display modes<text:tab/>14</text:p>
          <text:p text:style-name="P4"><text:s/>5.6 Examples<text:tab/>15</text:p>
          <text:p text:style-name="P3"><text:s/>6 RESULT class<text:tab/>16</text:p>
          <text:p text:style-name="P4"><text:s/>6.1 Constructors<text:tab/>16</text:p>
          <text:p text:style-name="P4"><text:s/>6.2 Examples<text:tab/>17</text:p>
          <text:p text:style-name="P3"><text:s/>7 Full task examples<text:tab/>18</text:p>
          <text:p text:style-name="P4"><text:s/>7.1 Judge Declared Goal (nearest track point)<text:tab/>18</text:p>
          <text:p text:style-name="P4"><text:s/>7.2 Hesitation Waltz (logger marker drop)<text:tab/>18</text:p>
          <text:p text:style-name="P4"><text:s/>7.3 Gordon Bennett Memorial (logger marker drop)<text:tab/>18</text:p>
          <text:p text:style-name="P4"><text:s/>7.4 Maximum Distance Double Drop (first in / last out)<text:tab/>19</text:p>
          <text:p text:style-name="P3"><text:s/>8 Bugs and ideas<text:tab/>20</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Applies to absolute times (time of day) as well to relative times (time span).</text:p>
      <text:p text:style-name="Text_20_body">Examples:</text:p>
      <text:p text:style-name="Preformatted_20_Text"><text:soft-page-break/>10:30:00<text:line-break/>10:30</text:p>
      <text:h text:style-name="Heading_20_3" text:outline-level="3">Colors</text:h>
      <text:p text:style-name="Text_20_body">Only the following colors are allowed: blue, brown, gray, green, orange, pink, red, violet, white and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MAP</text:h>
      <text:p text:style-name="Preformatted_20_Text">set MAP = &lt;fileName&gt; | BLANK</text:p>
      <text:p text:style-name="Text_20_body">Sets the map image. </text:p>
      <text:p text:style-name="List_20_Contents">BLANK loads a blank map</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TASKORDER</text:h>
      <text:p text:style-name="Preformatted_20_Text">set TASKORDER = &lt;type&gt;</text:p>
      <text:p text:style-name="Text_20_body"><text:soft-page-break/>Sets the task completion order.</text:p>
      <text:p text:style-name="List_20_Contents">&lt;type&gt; is BYORDER or FREE</text:p>
      <text:h text:style-name="Heading_20_2" text:outline-level="2">Examples</text:h>
      <text:p text:style-name="Preformatted_20_Text">set DATETIME = 2010/09/19, AM<text:line-break/>set DATUM = European 1950<text:line-break/>set QNH = 1013</text:p>
      <text:h text:style-name="Heading_20_1" text:outline-level="1">TASK class</text:h>
      <text:h text:style-name="Heading_20_2" text:outline-level="2">Constructor</text:h>
      <text:p text:style-name="Preformatted_20_Text">TASK &lt;taskName&gt; = &lt;taskType&gt;()</text:p>
      <text:p text:style-name="List_20_Contents">&lt;taskType&gt; is one of the AXMER allowed task type.</text:p>
      <text:h text:style-name="Heading_20_3" text:outline-level="3">PDG - Pilot Declared Goal</text:h>
      <text:p text:style-name="Preformatted_20_Text">PDG()</text:p>
      <text:h text:style-name="Heading_20_3" text:outline-level="3">JDG - Judge Declared Goal</text:h>
      <text:p text:style-name="Preformatted_20_Text">JDG()</text:p>
      <text:h text:style-name="Heading_20_3" text:outline-level="3">HWZ - Hesitation Waltz</text:h>
      <text:p text:style-name="Preformatted_20_Text">HWZ()</text:p>
      <text:h text:style-name="Heading_20_3" text:outline-level="3">FIN - Fly In</text:h>
      <text:p text:style-name="Preformatted_20_Text">FIN()</text:p>
      <text:h text:style-name="Heading_20_3" text:outline-level="3">FON - Fly On</text:h>
      <text:p text:style-name="Preformatted_20_Text">FON()</text:p>
      <text:h text:style-name="Heading_20_3" text:outline-level="3">HNH - Hare And Hounds</text:h>
      <text:p text:style-name="Preformatted_20_Text">HNH()</text:p>
      <text:h text:style-name="Heading_20_3" text:outline-level="3">WSD - Watership Down</text:h>
      <text:p text:style-name="Preformatted_20_Text">WSD()</text:p>
      <text:h text:style-name="Heading_20_3" text:outline-level="3">GBM - Gordon Bennett Memorial</text:h>
      <text:p text:style-name="Preformatted_20_Text">GBM()</text:p>
      <text:h text:style-name="Heading_20_3" text:outline-level="3">CRT - Calculated Rate Of Approach</text:h>
      <text:p text:style-name="Preformatted_20_Text">CRT()</text:p>
      <text:h text:style-name="Heading_20_3" text:outline-level="3">RTA - Race To An Area</text:h>
      <text:p text:style-name="Preformatted_20_Text">RTA()</text:p>
      <text:h text:style-name="Heading_20_3" text:outline-level="3">ELB - Elbow</text:h>
      <text:p text:style-name="Preformatted_20_Text">ELB()</text:p>
      <text:h text:style-name="Heading_20_3" text:outline-level="3"><text:soft-page-break/>LRN - Land Run</text:h>
      <text:p text:style-name="Preformatted_20_Text">LRN()</text:p>
      <text:h text:style-name="Heading_20_3" text:outline-level="3">MDT - Minimum Distance</text:h>
      <text:p text:style-name="Preformatted_20_Text">MDT()</text:p>
      <text:h text:style-name="Heading_20_3" text:outline-level="3">SFL - Shortest Flight</text:h>
      <text:p text:style-name="Preformatted_20_Text">SFL()</text:p>
      <text:h text:style-name="Heading_20_3" text:outline-level="3">MDD - Minimum Distance Double Drop</text:h>
      <text:p text:style-name="Preformatted_20_Text">MDD()</text:p>
      <text:h text:style-name="Heading_20_3" text:outline-level="3">XDT - Maximum Distance Time</text:h>
      <text:p text:style-name="Preformatted_20_Text">XDT()</text:p>
      <text:h text:style-name="Heading_20_3" text:outline-level="3">XDI - Maximum Distance</text:h>
      <text:p text:style-name="Preformatted_20_Text">XDI()</text:p>
      <text:h text:style-name="Heading_20_3" text:outline-level="3">XDD - Maximum Distance Double Drop</text:h>
      <text:p text:style-name="Preformatted_20_Text">XDD()</text:p>
      <text:h text:style-name="Heading_20_3" text:outline-level="3">ANG - Angle</text:h>
      <text:p text:style-name="Preformatted_20_Text">ANG()</text:p>
      <text:h text:style-name="Heading_20_3" text:outline-level="3">3DT - 3D Shape Task</text:h>
      <text:p text:style-name="Preformatted_20_Text">3DT()</text:p>
      <text:h text:style-name="Heading_20_2" text:outline-level="2">Examples</text:h>
      <text:p text:style-name="Preformatted_20_Text">TASK Task3HWZ = HWZ()<text:line-break/>TASK Task2 = JDG()</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IRCLE: Circular area</text:h>
      <text:p text:style-name="Preformatted_20_Text">CIRCLE(&lt;center&gt;, &lt;radius&gt;)</text:p>
      <text:p text:style-name="List_20_Contents">&lt;center&gt; is a point name used as the circle center</text:p>
      <text:p text:style-name="List_20_Contents">&lt;radius&gt; is the circle radius</text:p>
      <text:h text:style-name="Heading_20_3" text:outline-level="3">Type POLY: Polygonal area</text:h>
      <text:p text:style-name="Preformatted_20_Text">POLY(&lt;fileName&gt;)</text:p>
      <text:p text:style-name="List_20_Contents">&lt;fileName&gt; is the name of a track file containing the polygon (trk, igc)</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lt;color&gt; is one of blue, brown, gray, green, orange, pink, red, violet, white, yellow. If no color is specified, blue will be used.</text:p>
      <text:h text:style-name="Heading_20_2" text:outline-level="2">Examples</text:h>
      <text:p text:style-name="Preformatted_20_Text">area Area1 = CIRCLE(P10, 100) DEFAULT(green)<text:line-break/>area Area2 = POLY(area2.trk) <text:line-break/>area Area3 = CIRCLE(P10, 500) NONE()</text:p>
      <text:h text:style-name="Heading_20_1" text:outline-level="1">FILTER class</text:h>
      <text:p text:style-name="Text_20_body">Filter track points for the current task. Points filtered out are not considered in further computations. Successive filters in the same task are applied in definition order.</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AFTERPOINT</text:h>
      <text:p text:style-name="Preformatted_20_Text">AFTERPOINT(&lt;pointName&gt;)</text:p>
      <text:p text:style-name="Text_20_body">Selects all the track points later than specified point.</text:p>
      <text:p text:style-name="List_20_Contents">&lt;pointName&gt; is the name of a previously defined point</text:p>
      <text:h text:style-name="Heading_20_3" text:outline-level="3"><text:soft-page-break/>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utmZone&gt;, &lt;easting&gt;, &lt;northing&gt;, &lt;altitude&gt;)</text:p>
      <text:p text:style-name="Text_20_body">Returns a statically defined point using UTM coordinates in the default datum.</text:p>
      <text:p text:style-name="List_20_Contents">&lt;utmZone&gt; is the three character UTM zone designator</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text:p>
      <text:p text:style-name="Text_20_body">Returns the point closest to a desired one from a list of predefined points.</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ype LLT: last in time</text:h>
      <text:p text:style-name="Preformatted_20_Text">LLT(&lt;listPoint1&gt;, &lt;listPoint2&gt;, ...)</text:p>
      <text:p text:style-name="Text_20_body">Returns the latest point from a list of points.</text:p>
      <text:h text:style-name="Heading_20_3" text:outline-level="3"><text:soft-page-break/>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 pilot declared goal</text:h>
      <text:p text:style-name="Preformatted_20_Text">MPDG(&lt;number&gt;, &lt;minTime&gt;, &lt;maxTime&gt;)</text:p>
      <text:p text:style-name="Text_20_body">Returns the last occurrence of the desired pilot declared goal within time limits.</text:p>
      <text:p text:style-name="List_20_Contents">&lt;number&gt; desired pilot declared goal number</text:p>
      <text:p text:style-name="List_20_Contents">&lt;minTime&gt; declaration lower time limit</text:p>
      <text:p text:style-name="List_20_Contents">&lt;maxTime&gt; declaration upper time limit</text:p>
      <text:h text:style-name="Heading_20_2" text:outline-level="2">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NP: nearest to point</text:h>
      <text:p text:style-name="Preformatted_20_Text">TNP(&lt;pointName&gt;)</text:p>
      <text:p text:style-name="Text_20_body"><text:soft-page-break/>Returns the closest valid track point to the specified point.</text:p>
      <text:p text:style-name="List_20_Contents">&lt;pointName&gt; is the name of a previously defined point</text:p>
      <text:h text:style-name="Heading_20_3" text:outline-level="3">Type TNL: nearest to point list</text:h>
      <text:p text:style-name="Preformatted_20_Text">TNL(&lt;listPoint1&gt;, &lt;listPoint2&gt;, ...)</text:p>
      <text:p text:style-name="Text_20_body">Returns the closest valid track point to any the specified points.</text:p>
      <text:p text:style-name="List_20_Contents">&lt;listPoint&gt; is the name of another previously defined point</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time&gt; desired time limit.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ext:soft-page-break/>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text:soft-page-break/>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1&gt;, &lt;pointName2&gt;)</text:p>
      <text:p text:style-name="Text_20_body">Computes the projected distance (in 2D) between two points.</text:p>
      <text:h text:style-name="Heading_20_3" text:outline-level="3">Type D3D: distance in 3D</text:h>
      <text:p text:style-name="Preformatted_20_Text">D3D(&lt;pointName1&gt;, &lt;pointName2&gt;)</text:p>
      <text:p text:style-name="Text_20_body">Computes the distance in 3D between two points.</text:p>
      <text:h text:style-name="Heading_20_3" text:outline-level="3">Type DRAD: relative altitude dependent distance</text:h>
      <text:p text:style-name="Preformatted_20_Text">DRAD(&lt;pointName1&gt;, &lt;pointName2&gt;, &lt;threshold&gt;)</text:p>
      <text:p text:style-name="Text_20_body">Computes the distance between two points. If the altitude difference between the two is less than the specified threshold (in feet), 2D distance will be computed. Otherwise, 3D distance is used.</text:p>
      <text:h text:style-name="Heading_20_3" text:outline-level="3">Type DACC: accumulated distance</text:h>
      <text:p text:style-name="Preformatted_20_Text">DACC(&lt;pointName1&gt;, &lt;pointName2&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1&gt;, &lt;pointName2&gt;)</text:p>
      <text:p text:style-name="Text_20_body">Computes the time elapsed in seconds between the two points.</text:p>
      <text:h text:style-name="Heading_20_3" text:outline-level="3">Type TMIN: time in minutes</text:h>
      <text:p text:style-name="Preformatted_20_Text">TMIN(&lt;pointName1&gt;, &lt;pointName2&gt;)</text:p>
      <text:p text:style-name="Text_20_body">Computes the time elapsed in minutes between the two points.</text:p>
      <text:h text:style-name="Heading_20_3" text:outline-level="3">Type ATRI: area of triangle</text:h>
      <text:p text:style-name="Preformatted_20_Text">ATRI(&lt;pointName1&gt;, &lt;pointName2&gt;, &lt;pointName3&gt;)</text:p>
      <text:p text:style-name="Text_20_body">Computes the area in km<text:span text:style-name="T1">2</text:span> of the triangle delimited by the three points.</text:p>
      <text:h text:style-name="Heading_20_3" text:outline-level="3"><text:soft-page-break/>Type ANG3P: angle between 3 points</text:h>
      <text:p text:style-name="Preformatted_20_Text">ANG3P(&lt;pointNameA&gt;, &lt;pointNameB&gt;, &lt;pointNameC&gt;)</text:p>
      <text:p text:style-name="Text_20_body">Computes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N(&lt;pointNameA&gt;, &lt;pointNameB&gt;)</text:p>
      <text:p text:style-name="Text_20_body">Computes the angle between the line AB and a set direction.</text:p>
      <text:h text:style-name="Heading_20_2" text:outline-level="2">Examples</text:h>
      <text:p text:style-name="Preformatted_20_Text">RESULT Task3Result=DRAD(Task3Marker,Task3Target,500)</text:p>
      <text:h text:style-name="Heading_20_1" text:outline-level="1">Full task examples</text:h>
      <text:h text:style-name="Heading_20_2" text:outline-level="2">Judge Declared Goal (nearest track point)</text:h>
      <text:p text:style-name="P2">TASK Task02JDG = JDG()<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2T15:11:04.65</meta:creation-date>
    <dc:date>2011-03-05T12:41:45.55</dc:date>
    <meta:editing-duration>PT18H43M22S</meta:editing-duration>
    <meta:editing-cycles>105</meta:editing-cycles>
    <meta:generator>LibreOffice/3.3$Win32 LibreOffice_project/330m19$Build-8</meta:generator>
    <meta:document-statistic meta:table-count="0" meta:image-count="0" meta:object-count="0" meta:page-count="20" meta:paragraph-count="375" meta:word-count="2606" meta:character-count="17015"/>
  </office:meta>
</office:document-meta>
</file>